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2DA00000264FA820006.png" manifest:media-type="image/png"/>
  <manifest:file-entry manifest:full-path="Pictures/10000001000002DA00000284F105A1D7.png" manifest:media-type="image/png"/>
  <manifest:file-entry manifest:full-path="Pictures/10000001000009C100000356AA7091FD.png" manifest:media-type="image/png"/>
  <manifest:file-entry manifest:full-path="Pictures/10000001000002DA00000264EA8A55A1.png" manifest:media-type="image/png"/>
  <manifest:file-entry manifest:full-path="Pictures/10000001000002DA0000028465B54699.png" manifest:media-type="image/png"/>
  <manifest:file-entry manifest:full-path="Pictures/10000001000002DA000002642F9EA7E9.png" manifest:media-type="image/png"/>
  <manifest:file-entry manifest:full-path="Pictures/10000001000002DA000002847C538D0B.png" manifest:media-type="image/png"/>
  <manifest:file-entry manifest:full-path="Pictures/10000001000005E80000053CA15DFA08.png" manifest:media-type="image/png"/>
  <manifest:file-entry manifest:full-path="Pictures/10000001000002DA00000264877FFD4A.png" manifest:media-type="image/png"/>
  <manifest:file-entry manifest:full-path="Pictures/10000001000002DA00000284AEDE746F.png" manifest:media-type="image/png"/>
  <manifest:file-entry manifest:full-path="Pictures/10000001000005E80000053C8DDDF1EE.png" manifest:media-type="image/png"/>
  <manifest:file-entry manifest:full-path="Pictures/10000001000002DA000002843BB6A6E0.png" manifest:media-type="image/png"/>
  <manifest:file-entry manifest:full-path="Pictures/10000001000005E80000053C4BEDD096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12cm" loext:decorative="false"/>
      <style:paragraph-properties style:writing-mode="lr-tb"/>
    </style:style>
    <style:style style:name="gr2" style:family="graphic" style:parent-style-name="standard">
      <style:graphic-properties svg:stroke-width="0.051cm" draw:marker-start-width="0.381cm" draw:marker-end="Symmetric_20_Arrow" draw:marker-end-width="0.381cm" draw:textarea-horizontal-align="center" draw:textarea-vertical-align="middle" fo:padding-top="0.151cm" fo:padding-bottom="0.151cm" fo:padding-left="0.276cm" fo:padding-right="0.276cm" loext:decorative="false"/>
    </style:style>
    <style:style style:name="gr3" style:family="graphic" style:parent-style-name="standard">
      <style:graphic-properties draw:fill="solid" draw:fill-color="#ffdbb6" draw:textarea-horizontal-align="center" draw:textarea-vertical-align="middle" draw:shadow="visible" loext:shadow-blur="0.353cm" loext:decorative="false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horizontal-align="center" draw:textarea-vertical-align="middl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-8%" draw:contrast="-23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svg:stroke-width="0.051cm" draw:marker-start-width="0.279cm" draw:marker-end="Arrowheads_20_1" draw:marker-end-width="0.381cm" draw:textarea-horizontal-align="center" draw:textarea-vertical-align="middle" fo:padding-top="0.15cm" fo:padding-bottom="0.15cm" fo:padding-left="0.275cm" fo:padding-right="0.275cm" loext:decorative="false"/>
    </style:style>
    <style:style style:name="gr8" style:family="graphic" style:parent-style-name="standard">
      <style:graphic-properties draw:fill="solid" draw:fill-color="#b4c7dc" draw:textarea-horizontal-align="center" draw:textarea-vertical-align="middle" draw:shadow="visible" loext:shadow-blur="0.353cm" loext:decorative="false"/>
    </style:style>
    <style:style style:name="gr9" style:family="graphic" style:parent-style-name="standard">
      <style:graphic-properties draw:stroke="none" draw:fill="none" fo:min-height="0.556cm" loext:decorative="false"/>
      <style:paragraph-properties style:writing-mode="lr-tb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 fo:min-height="6.424cm" fo:min-width="7.731cm" loext:decorative="false"/>
    </style:style>
    <style:style style:name="gr11" style:family="graphic" style:parent-style-name="standard">
      <style:graphic-properties draw:stroke="none" draw:fill="none" fo:min-height="0.865cm" loext:decorative="false"/>
      <style:paragraph-properties style:writing-mode="lr-tb"/>
    </style:style>
    <style:style style:name="gr12" style:family="graphic">
      <style:graphic-properties loext:decorative="false"/>
    </style:style>
    <style:style style:name="gr13" style:family="graphic" style:parent-style-name="standard">
      <style:graphic-properties draw:fill="solid" draw:fill-color="#ffdbb6" draw:textarea-horizontal-align="center" draw:textarea-vertical-align="middle" loext:decorative="false"/>
    </style:style>
    <style:style style:name="gr14" style:family="graphic" style:parent-style-name="Object_20_with_20_no_20_fill_20_and_20_no_20_line">
      <style:graphic-properties draw:stroke="none" draw:fill="solid" draw:fill-color="#ffdbb6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draw:fill="solid" draw:fill-color="#ffdbb6" fo:min-height="1.666cm" loext:decorative="false"/>
      <style:paragraph-properties style:writing-mode="lr-tb"/>
    </style:style>
    <style:style style:name="gr16" style:family="graphic" style:parent-style-name="standard">
      <style:graphic-properties draw:fill-color="#cccccc" draw:textarea-horizontal-align="justify" draw:textarea-vertical-align="middle" draw:auto-grow-height="false" fo:min-height="3.154cm" fo:min-width="2.886cm" loext:decorative="false"/>
    </style:style>
    <style:style style:name="gr17" style:family="graphic" style:parent-style-name="standard">
      <style:graphic-properties draw:fill="solid" draw:fill-color="#ffdbb6" draw:textarea-horizontal-align="center" draw:textarea-vertical-align="middle" loext:decorative="false"/>
      <style:paragraph-properties style:writing-mode="lr-tb"/>
    </style:style>
    <style:style style:name="gr18" style:family="graphic" style:parent-style-name="standard">
      <style:graphic-properties draw:fill-color="#cccccc" draw:textarea-horizontal-align="justify" draw:textarea-vertical-align="middle" draw:auto-grow-height="false" fo:min-height="3.587cm" fo:min-width="7.886cm" loext:decorative="false"/>
    </style:style>
    <style:style style:name="gr19" style:family="graphic" style:parent-style-name="standard">
      <style:graphic-properties draw:stroke="none" svg:stroke-color="#000000" draw:fill="none" draw:fill-color="#ffffff" fo:min-height="0.475cm" loext:decorative="false"/>
      <style:paragraph-properties style:writing-mode="lr-tb"/>
    </style:style>
    <style:style style:name="gr20" style:family="graphic" style:parent-style-name="objectwithoutfill">
      <style:graphic-properties draw:stroke="solid" draw:stroke-dash="Fine_20_Dashed" svg:stroke-width="0.051cm" svg:stroke-color="#000000" draw:marker-start-width="0.381cm" draw:marker-end="Rounded_20_short_20_Arrow" draw:marker-end-width="0.381cm" draw:fill="none" draw:textarea-horizontal-align="center" draw:textarea-vertical-align="middle" fo:padding-top="0.15cm" fo:padding-bottom="0.15cm" fo:padding-left="0.275cm" fo:padding-right="0.275cm" loext:decorative="false"/>
    </style:style>
    <style:style style:name="P1" style:family="paragraph">
      <style:paragraph-properties fo:text-align="center"/>
      <style:text-properties style:font-name="Arial1"/>
    </style:style>
    <style:style style:name="P2" style:family="paragraph">
      <loext:graphic-properties draw:fill="none" draw:fill-color="#ffffff"/>
      <style:paragraph-properties fo:text-align="center"/>
      <style:text-properties style:font-name="Arial1"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dbb6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b4c7dc"/>
      <style:paragraph-properties fo:text-align="center"/>
      <style:text-properties style:font-name="Consolas" fo:font-size="14pt" style:font-size-asian="14pt" style:font-size-complex="14pt"/>
    </style:style>
    <style:style style:name="P7" style:family="paragraph">
      <style:paragraph-properties fo:text-align="start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="non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-color="#cccccc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start"/>
    </style:style>
    <style:style style:name="P12" style:family="paragraph">
      <loext:graphic-properties draw:fill="solid" draw:fill-color="#ffdbb6"/>
      <style:paragraph-properties fo:text-align="start"/>
      <style:text-properties fo:font-size="14pt" style:font-size-asian="14pt" style:font-size-complex="14pt"/>
    </style:style>
    <style:style style:name="P13" style:family="paragraph">
      <loext:graphic-properties draw:fill="solid" draw:fill-color="#ffdbb6"/>
      <style:paragraph-properties fo:text-align="center"/>
    </style:style>
    <style:style style:name="P14" style:family="paragraph">
      <style:paragraph-properties fo:text-align="start"/>
      <style:text-properties fo:font-size="12pt" style:font-size-asian="12pt" style:font-size-complex="12pt"/>
    </style:style>
    <style:style style:name="P15" style:family="paragraph">
      <loext:graphic-properties draw:fill="solid" draw:fill-color="#ffdbb6"/>
      <style:paragraph-properties fo:text-align="start"/>
      <style:text-properties fo:font-size="12pt" style:font-size-asian="12pt" style:font-size-complex="12pt"/>
    </style:style>
    <style:style style:name="P16" style:family="paragraph">
      <loext:graphic-properties draw:fill="none"/>
      <style:paragraph-properties fo:text-align="start"/>
      <style:text-properties fo:font-size="13pt" fo:font-weight="bold" style:font-size-asian="13pt" style:font-weight-asian="bold" style:font-size-complex="13pt" style:font-weight-complex="bold"/>
    </style:style>
    <style:style style:name="P17" style:family="paragraph">
      <loext:graphic-properties draw:fill="solid" draw:fill-color="#ffdbb6"/>
      <style:paragraph-properties fo:text-align="start"/>
    </style:style>
    <style:style style:name="P18" style:family="paragraph">
      <style:paragraph-properties fo:text-align="center"/>
      <style:text-properties style:font-name="Arial1" fo:font-size="12pt" style:font-size-asian="12pt" style:font-size-complex="12pt"/>
    </style:style>
    <style:style style:name="P19" style:family="paragraph">
      <loext:graphic-properties draw:fill="none" draw:fill-color="#ffffff"/>
      <style:paragraph-properties fo:text-align="center"/>
      <style:text-properties style:font-name="Arial1" fo:font-size="12pt" style:font-size-asian="12pt" style:font-size-complex="12pt"/>
    </style:style>
    <style:style style:name="P20" style:family="paragraph">
      <loext:graphic-properties draw:fill="solid" draw:fill-color="#ffdbb6"/>
      <style:paragraph-properties fo:text-align="center"/>
      <style:text-properties fo:font-size="12pt" style:font-size-asian="12pt" style:font-size-complex="12pt"/>
    </style:style>
    <style:style style:name="P21" style:family="paragraph">
      <style:paragraph-properties fo:text-align="start"/>
      <style:text-properties style:font-name="Arial1" fo:font-size="11pt" style:font-size-asian="11pt" style:font-size-complex="11pt"/>
    </style:style>
    <style:style style:name="P22" style:family="paragraph">
      <loext:graphic-properties draw:fill="none" draw:fill-color="#ffffff"/>
      <style:paragraph-properties fo:text-align="center"/>
      <style:text-properties style:font-name="Arial1" fo:font-size="11pt" style:font-size-asian="11pt" style:font-size-complex="11pt"/>
    </style:style>
    <style:style style:name="T1" style:family="text">
      <style:text-properties style:font-name="Arial1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font-name="Arial1" fo:font-size="11pt" style:font-size-asian="11pt" style:font-size-complex="11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001cm" svg:height="0.806cm" svg:x="1.085cm" svg:y="1.876cm">
          <draw:text-box>
            <text:p text:style-name="P1"><text:span text:style-name="T1">Input MRI</text:span></text:p>
          </draw:text-box>
        </draw:frame>
        <draw:connector draw:style-name="gr2" draw:text-style-name="P3" draw:layer="layout" svg:x1="4.079cm" svg:y1="10.371cm" svg:x2="5.422cm" svg:y2="6.563cm" draw:start-shape="id1" draw:start-glue-point="1" draw:end-shape="id2" svg:d="M4079 10371h645v-3808h698" svg:viewBox="0 0 1344 3809">
          <text:p/>
        </draw:connector>
        <draw:rect draw:style-name="gr3" draw:text-style-name="P4" xml:id="id4" draw:id="id4" draw:layer="layout" svg:width="3.211cm" svg:height="2.01cm" svg:x="0.98cm" svg:y="6.162cm">
          <text:p text:style-name="P3"><text:span text:style-name="T2">N4 bias</text:span></text:p>
          <text:p text:style-name="P3"><text:span text:style-name="T2">correction</text:span></text:p>
        </draw:rect>
        <draw:connector draw:style-name="gr4" draw:text-style-name="P5" draw:layer="layout" draw:type="line" svg:x1="2.585cm" svg:y1="5.203cm" svg:x2="2.585cm" svg:y2="6.162cm" draw:start-shape="id3" draw:start-glue-point="2" draw:end-shape="id4" draw:end-glue-point="0" svg:d="M2585 5203v959" svg:viewBox="0 0 1 960">
          <text:p/>
        </draw:connector>
        <draw:connector draw:style-name="gr4" draw:text-style-name="P5" draw:layer="layout" draw:type="line" svg:x1="2.585cm" svg:y1="8.172cm" svg:x2="2.585cm" svg:y2="9.048cm" draw:start-shape="id4" draw:start-glue-point="2" draw:end-shape="id1" draw:end-glue-point="0" svg:d="M2585 8172v876" svg:viewBox="0 0 1 877">
          <text:p/>
        </draw:connector>
        <draw:frame draw:style-name="gr5" draw:text-style-name="P5" xml:id="id3" draw:id="id3" draw:layer="layout" svg:width="2.987cm" svg:height="2.646cm" svg:x="1.092cm" svg:y="2.557cm">
          <draw:image xlink:href="Pictures/10000001000005E80000053C4BEDD096.png" xlink:type="simple" xlink:show="embed" xlink:actuate="onLoad" draw:mime-type="image/png">
            <text:p/>
          </draw:image>
        </draw:frame>
        <draw:frame draw:style-name="gr6" draw:text-style-name="P5" xml:id="id1" draw:id="id1" draw:layer="layout" svg:width="2.987cm" svg:height="2.646cm" svg:x="1.092cm" svg:y="9.048cm">
          <draw:image xlink:href="Pictures/10000001000005E80000053C4BEDD096.png" xlink:type="simple" xlink:show="embed" xlink:actuate="onLoad" draw:mime-type="image/png">
            <text:p/>
          </draw:image>
        </draw:frame>
        <draw:rect draw:style-name="gr3" draw:text-style-name="P4" xml:id="id5" draw:id="id5" draw:layer="layout" svg:width="4.479cm" svg:height="2.01cm" svg:x="25.589cm" svg:y="5.642cm">
          <text:p text:style-name="P3"><text:span text:style-name="T2">KellyKapowski</text:span></text:p>
          <text:p text:style-name="P3"><text:span text:style-name="T2">cortical thickness</text:span></text:p>
        </draw:rect>
        <draw:frame draw:style-name="gr6" draw:text-style-name="P5" xml:id="id6" draw:id="id6" draw:layer="layout" svg:width="4.102cm" svg:height="3.637cm" svg:x="25.791cm" svg:y="8.637cm">
          <draw:image xlink:href="Pictures/10000001000005E80000053C8DDDF1EE.png" xlink:type="simple" xlink:show="embed" xlink:actuate="onLoad" draw:mime-type="image/png">
            <text:p/>
          </draw:image>
        </draw:frame>
        <draw:frame draw:style-name="gr6" draw:text-style-name="P5" xml:id="id8" draw:id="id8" draw:layer="layout" svg:width="4.269cm" svg:height="3.783cm" svg:x="25.685cm" svg:y="0.774cm">
          <draw:image xlink:href="Pictures/10000001000005E80000053CA15DFA08.png" xlink:type="simple" xlink:show="embed" xlink:actuate="onLoad" draw:mime-type="image/png">
            <text:p/>
          </draw:image>
        </draw:frame>
        <draw:connector draw:style-name="gr7" draw:text-style-name="P3" draw:layer="layout" draw:type="line" svg:x1="27.828cm" svg:y1="7.652cm" svg:x2="27.842cm" svg:y2="8.637cm" draw:start-shape="id5" draw:start-glue-point="2" draw:end-shape="id6" draw:end-glue-point="0" svg:d="M27828 7652l14 985" svg:viewBox="0 0 15 986">
          <text:p/>
        </draw:connector>
        <draw:rect draw:style-name="gr8" draw:text-style-name="P6" xml:id="id2" draw:id="id2" draw:layer="layout" svg:width="8.856cm" svg:height="11.951cm" svg:x="5.422cm" svg:y="0.588cm">
          <text:p/>
        </draw:rect>
        <draw:frame draw:style-name="gr9" draw:text-style-name="P8" draw:layer="layout" svg:width="7.892cm" svg:height="0.806cm" svg:x="5.35cm" svg:y="0.635cm">
          <draw:text-box>
            <text:p text:style-name="P7"><text:span text:style-name="T3">Brain extraction</text:span></text:p>
          </draw:text-box>
        </draw:frame>
        <draw:custom-shape draw:style-name="gr10" draw:text-style-name="P9" draw:layer="layout" svg:width="8.231cm" svg:height="6.674cm" svg:x="5.755cm" svg:y="1.6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1" draw:layer="layout" svg:width="5.053cm" svg:height="1.115cm" svg:x="5.742cm" svg:y="4.997cm">
          <draw:text-box>
            <text:p text:style-name="P10"><text:span text:style-name="T4">CAMRI template</text:span></text:p>
          </draw:text-box>
        </draw:frame>
        <draw:frame draw:style-name="gr6" draw:text-style-name="P5" draw:layer="layout" svg:width="2.54cm" svg:height="2.083cm" svg:x="5.956cm" svg:y="5.824cm">
          <draw:image xlink:href="Pictures/10000001000002DA000002642F9EA7E9.png" xlink:type="simple" xlink:show="embed" xlink:actuate="onLoad" draw:mime-type="image/png">
            <text:p/>
          </draw:image>
        </draw:frame>
        <draw:frame draw:style-name="gr6" draw:text-style-name="P5" draw:layer="layout" svg:width="2.54cm" svg:height="2.083cm" svg:x="8.623cm" svg:y="5.824cm">
          <draw:image xlink:href="Pictures/10000001000002DA00000264877FFD4A.png" xlink:type="simple" xlink:show="embed" xlink:actuate="onLoad" draw:mime-type="image/png">
            <text:p/>
          </draw:image>
        </draw:frame>
        <draw:frame draw:style-name="gr6" draw:text-style-name="P5" draw:layer="layout" svg:width="2.54cm" svg:height="2.083cm" svg:x="11.289cm" svg:y="5.824cm">
          <draw:image xlink:href="Pictures/10000001000002DA00000264EA8A55A1.png" xlink:type="simple" xlink:show="embed" xlink:actuate="onLoad" draw:mime-type="image/png">
            <text:p/>
          </draw:image>
        </draw:frame>
        <draw:g draw:style-name="gr12" xml:id="id7" draw:id="id7">
          <draw:rect draw:style-name="gr13" draw:text-style-name="P12" draw:layer="layout" svg:width="7.976cm" svg:height="2.01cm" svg:x="5.876cm" svg:y="10.215cm">
            <text:p/>
          </draw:rect>
          <draw:frame draw:style-name="gr14" draw:text-style-name="P13" draw:layer="layout" svg:width="3.546cm" svg:height="1.467cm" svg:x="9.951cm" svg:y="10.486cm">
            <draw:image xlink:href="Pictures/10000001000009C100000356AA7091FD.png" xlink:type="simple" xlink:show="embed" xlink:actuate="onLoad" draw:mime-type="image/png">
              <text:p/>
            </draw:image>
          </draw:frame>
          <draw:frame draw:style-name="gr15" draw:text-style-name="P15" draw:layer="layout" svg:width="4.055cm" svg:height="1.916cm" svg:x="5.96cm" svg:y="10.237cm">
            <draw:text-box>
              <text:p text:style-name="P14"><text:span text:style-name="T2">Data augmentation/</text:span></text:p>
              <text:p text:style-name="P14"><text:span text:style-name="T2">network training</text:span></text:p>
            </draw:text-box>
          </draw:frame>
        </draw:g>
        <draw:connector draw:style-name="gr4" draw:text-style-name="P5" draw:layer="layout" draw:type="line" svg:x1="9.864cm" svg:y1="8.291cm" svg:x2="9.864cm" svg:y2="10.215cm" draw:end-shape="id7" draw:end-glue-point="0" svg:d="M9864 8291v1924" svg:viewBox="0 0 1 1925">
          <text:p/>
        </draw:connector>
        <draw:rect draw:style-name="gr8" draw:text-style-name="P6" xml:id="id12" draw:id="id12" draw:layer="layout" svg:width="8.763cm" svg:height="11.963cm" svg:x="15.201cm" svg:y="0.586cm">
          <text:p/>
        </draw:rect>
        <draw:frame draw:style-name="gr9" draw:text-style-name="P16" draw:layer="layout" svg:width="7.892cm" svg:height="0.806cm" svg:x="15.076cm" svg:y="0.583cm">
          <draw:text-box>
            <text:p text:style-name="P7"><text:span text:style-name="T3">Brain parcellation</text:span></text:p>
          </draw:text-box>
        </draw:frame>
        <draw:g draw:style-name="gr12" xml:id="id11" draw:id="id11">
          <draw:rect draw:style-name="gr13" draw:text-style-name="P12" draw:layer="layout" svg:width="7.976cm" svg:height="2.01cm" svg:x="15.589cm" svg:y="10.185cm">
            <text:p/>
          </draw:rect>
          <draw:frame draw:style-name="gr14" draw:text-style-name="P13" draw:layer="layout" svg:width="3.546cm" svg:height="1.467cm" svg:x="19.664cm" svg:y="10.456cm">
            <draw:image xlink:href="Pictures/10000001000009C100000356AA7091FD.png" xlink:type="simple" xlink:show="embed" xlink:actuate="onLoad" draw:mime-type="image/png">
              <text:p/>
            </draw:image>
          </draw:frame>
          <draw:frame draw:style-name="gr15" draw:text-style-name="P17" draw:layer="layout" svg:width="4.055cm" svg:height="1.916cm" svg:x="15.673cm" svg:y="10.207cm">
            <draw:text-box>
              <text:p text:style-name="P10"><text:span text:style-name="T2">Data augmentation/</text:span></text:p>
              <text:p text:style-name="P10"><text:span text:style-name="T2">network training</text:span></text:p>
            </draw:text-box>
          </draw:frame>
        </draw:g>
        <draw:connector draw:style-name="gr4" draw:text-style-name="P5" draw:layer="layout" draw:type="line" svg:x1="27.819cm" svg:y1="4.557cm" svg:x2="27.828cm" svg:y2="5.642cm" draw:start-shape="id8" draw:start-glue-point="2" draw:end-shape="id5" draw:end-glue-point="0" svg:d="M27819 4557l9 1085" svg:viewBox="0 0 10 1086">
          <text:p/>
        </draw:connector>
        <draw:connector draw:style-name="gr4" draw:text-style-name="P5" draw:layer="layout" draw:type="line" svg:x1="14.278cm" svg:y1="6.997cm" svg:x2="14.278cm" svg:y2="6.997cm" svg:d="M14278 6997z" svg:viewBox="0 0 1 1">
          <text:p/>
        </draw:connector>
        <draw:custom-shape draw:style-name="gr16" draw:text-style-name="P9" xml:id="id9" draw:id="id9" draw:layer="layout" svg:width="3.386cm" svg:height="3.404cm" svg:x="15.534cm" svg:y="1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2.931cm" svg:height="2.55cm" svg:x="15.772cm" svg:y="2.254cm">
          <draw:image xlink:href="Pictures/10000001000002DA00000264FA820006.png" xlink:type="simple" xlink:show="embed" xlink:actuate="onLoad" draw:mime-type="image/png">
            <text:p/>
          </draw:image>
        </draw:frame>
        <draw:frame draw:style-name="gr1" draw:text-style-name="P19" draw:layer="layout" svg:width="3.001cm" svg:height="0.762cm" svg:x="15.187cm" svg:y="1.627cm">
          <draw:text-box>
            <text:p text:style-name="P18"><text:span text:style-name="T5">AllenCCFv3</text:span></text:p>
          </draw:text-box>
        </draw:frame>
        <draw:rect draw:style-name="gr17" draw:text-style-name="P20" xml:id="id10" draw:id="id10" draw:layer="layout" svg:width="4.045cm" svg:height="2.927cm" svg:x="19.609cm" svg:y="1.853cm">
          <text:p text:style-name="P3"><text:span text:style-name="T6">Ontological</text:span></text:p>
          <text:p text:style-name="P3"><text:span text:style-name="T6"><text:s/></text:span><text:span text:style-name="T6">simplification and</text:span></text:p>
          <text:p text:style-name="P3"><text:span text:style-name="T6">warping to</text:span></text:p>
          <text:p text:style-name="P3"><text:span text:style-name="T6">DevCCF</text:span></text:p>
        </draw:rect>
        <draw:connector draw:style-name="gr4" draw:text-style-name="P5" draw:layer="layout" draw:type="line" svg:x1="18.92cm" svg:y1="3.316cm" svg:x2="19.609cm" svg:y2="3.316cm" draw:start-shape="id9" draw:start-glue-point="1" draw:end-shape="id10" draw:end-glue-point="3" svg:d="M18920 3316h689" svg:viewBox="0 0 690 1">
          <text:p/>
        </draw:connector>
        <draw:custom-shape draw:style-name="gr18" draw:text-style-name="P9" draw:layer="layout" svg:width="8.386cm" svg:height="3.837cm" svg:x="15.384cm" svg:y="5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3.15cm" svg:height="2.743cm" svg:x="19.763cm" svg:y="6.687cm">
          <draw:image xlink:href="Pictures/10000001000002DA0000028465B54699.png" xlink:type="simple" xlink:show="embed" xlink:actuate="onLoad" draw:mime-type="image/png">
            <text:p/>
          </draw:image>
        </draw:frame>
        <draw:frame draw:style-name="gr19" draw:text-style-name="P22" draw:layer="layout" svg:width="7.135cm" svg:height="0.725cm" svg:x="15.36cm" svg:y="5.935cm">
          <draw:text-box>
            <text:p text:style-name="P21"><text:span text:style-name="T5">DevCCF T2-w with labels</text:span></text:p>
          </draw:text-box>
        </draw:frame>
        <draw:frame draw:style-name="gr6" draw:text-style-name="P5" draw:layer="layout" svg:width="3.148cm" svg:height="2.739cm" svg:x="16.325cm" svg:y="6.686cm">
          <draw:image xlink:href="Pictures/10000001000002DA000002843BB6A6E0.png" xlink:type="simple" xlink:show="embed" xlink:actuate="onLoad" draw:mime-type="image/png">
            <text:p/>
          </draw:image>
        </draw:frame>
        <draw:connector draw:style-name="gr4" draw:text-style-name="P5" draw:layer="layout" draw:type="line" svg:x1="19.577cm" svg:y1="9.672cm" svg:x2="19.577cm" svg:y2="10.185cm" draw:end-shape="id11" draw:end-glue-point="0" svg:d="M19577 9672v513" svg:viewBox="0 0 1 514">
          <text:p/>
        </draw:connector>
        <draw:connector draw:style-name="gr20" draw:text-style-name="P5" draw:layer="layout" draw:line-skew="-0.257cm" svg:x1="21.631cm" svg:y1="4.78cm" svg:x2="19.577cm" svg:y2="5.835cm" draw:start-shape="id10" draw:start-glue-point="2" svg:d="M21631 4780v521h-2054v534" svg:viewBox="0 0 2055 1056">
          <text:p/>
        </draw:connector>
        <draw:connector draw:style-name="gr20" draw:text-style-name="P5" draw:layer="layout" draw:line-skew="-0.284cm" svg:x1="23.964cm" svg:y1="6.567cm" svg:x2="25.685cm" svg:y2="2.665cm" draw:start-shape="id12" draw:start-glue-point="1" draw:end-shape="id8" draw:end-glue-point="3" svg:d="M23964 6567h904v-3902h817" svg:viewBox="0 0 1722 3903">
          <text:p/>
        </draw:connector>
        <draw:frame draw:style-name="gr6" draw:text-style-name="P5" draw:layer="layout" svg:width="2.54cm" svg:height="2.159cm" svg:x="5.938cm" svg:y="2.465cm">
          <draw:image xlink:href="Pictures/10000001000002DA00000284F105A1D7.png" xlink:type="simple" xlink:show="embed" xlink:actuate="onLoad" draw:mime-type="image/png">
            <text:p/>
          </draw:image>
        </draw:frame>
        <draw:frame draw:style-name="gr6" draw:text-style-name="P5" draw:layer="layout" svg:width="2.54cm" svg:height="2.159cm" svg:x="8.62cm" svg:y="2.465cm">
          <draw:image xlink:href="Pictures/10000001000002DA000002847C538D0B.png" xlink:type="simple" xlink:show="embed" xlink:actuate="onLoad" draw:mime-type="image/png">
            <text:p/>
          </draw:image>
        </draw:frame>
        <draw:frame draw:style-name="gr6" draw:text-style-name="P5" draw:layer="layout" svg:width="2.54cm" svg:height="2.159cm" svg:x="11.302cm" svg:y="2.465cm">
          <draw:image xlink:href="Pictures/10000001000002DA00000284AEDE746F.png" xlink:type="simple" xlink:show="embed" xlink:actuate="onLoad" draw:mime-type="image/png">
            <text:p/>
          </draw:image>
        </draw:frame>
        <draw:frame draw:style-name="gr11" draw:text-style-name="P11" draw:layer="layout" svg:width="5.053cm" svg:height="1.115cm" svg:x="5.742cm" svg:y="1.663cm">
          <draw:text-box>
            <text:p text:style-name="P10"><text:span text:style-name="T4">B-spline HR template</text:span></text:p>
          </draw:text-box>
        </draw:frame>
        <draw:connector draw:style-name="gr4" draw:text-style-name="P5" draw:layer="layout" draw:type="line" svg:x1="14.278cm" svg:y1="6.563cm" svg:x2="15.201cm" svg:y2="6.567cm" draw:start-shape="id2" draw:start-glue-point="1" draw:end-shape="id12" draw:end-glue-point="3" svg:d="M14278 6563l923 4" svg:viewBox="0 0 924 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05cm" draw:marker-start-center="false" draw:marker-end-width="0.305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draw:marker-start-width="0.381cm" draw:marker-end-width="0.38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91cm" fo:margin-right="1cm" fo:page-width="30.48cm" fo:page-height="13.2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holas Tustison</meta:initial-creator>
    <meta:creation-date>2012-03-23T15:50:10</meta:creation-date>
    <dc:date>2024-03-26T07:01:24.624082762</dc:date>
    <meta:editing-duration>P1DT23H22M16S</meta:editing-duration>
    <meta:editing-cycles>61</meta:editing-cycles>
    <meta:generator>LibreOffice/7.6.4.1$MacOSX_X86_64 LibreOffice_project/e19e193f88cd6c0525a17fb7a176ed8e6a3e2aa1</meta:generator>
    <meta:print-date>2024-03-09T17:16:01.069515643</meta:print-date>
    <meta:printed-by>PDF files</meta:printed-by>
    <meta:document-statistic meta:object-count="48"/>
  </office:meta>
</office:document-meta>
</file>